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center" style:justify-single-word="false"/>
      <style:text-properties style:font-name="DejaVu Sans Mono" fo:font-size="7pt" officeooo:rsid="0004c9f0" officeooo:paragraph-rsid="0004c9f0" style:font-size-asian="7pt" style:font-size-complex="7pt"/>
    </style:style>
    <style:style style:name="P2" style:family="paragraph" style:parent-style-name="Preformatted_20_Text">
      <style:paragraph-properties>
        <style:tab-stops>
          <style:tab-stop style:position="3in" style:type="right"/>
          <style:tab-stop style:position="6.8752in" style:type="right"/>
        </style:tab-stops>
      </style:paragraph-properties>
      <style:text-properties style:font-name="DejaVu Serif" fo:font-size="12pt" style:font-size-asian="12pt" style:font-size-complex="12pt"/>
    </style:style>
    <style:style style:name="P3" style:family="paragraph" style:parent-style-name="Preformatted_20_Text">
      <style:paragraph-properties>
        <style:tab-stops>
          <style:tab-stop style:position="0in" style:type="right"/>
          <style:tab-stop style:position="6.8752in" style:type="right"/>
        </style:tab-stops>
      </style:paragraph-properties>
      <style:text-properties style:font-name="DejaVu Serif" fo:font-size="12pt" style:font-size-asian="12pt" style:font-size-complex="12pt"/>
    </style:style>
    <style:style style:name="P4" style:family="paragraph" style:parent-style-name="Preformatted_20_Text">
      <style:paragraph-properties>
        <style:tab-stops>
          <style:tab-stop style:position="0in" style:type="right"/>
          <style:tab-stop style:position="6.8752in" style:type="right"/>
        </style:tab-stops>
      </style:paragraph-properties>
      <style:text-properties style:font-name="DejaVu Serif" fo:font-size="12pt" officeooo:paragraph-rsid="000246e1" style:font-size-asian="12pt" style:font-size-complex="12pt"/>
    </style:style>
    <style:style style:name="P5" style:family="paragraph" style:parent-style-name="Preformatted_20_Text">
      <style:paragraph-properties>
        <style:tab-stops>
          <style:tab-stop style:position="3in"/>
          <style:tab-stop style:position="6.8752in" style:type="right"/>
        </style:tab-stops>
      </style:paragraph-properties>
      <style:text-properties style:font-name="DejaVu Serif" fo:font-size="12pt" style:font-size-asian="12pt" style:font-size-complex="12pt"/>
    </style:style>
    <style:style style:name="P6" style:family="paragraph" style:parent-style-name="Preformatted_20_Text">
      <style:paragraph-properties>
        <style:tab-stops>
          <style:tab-stop style:position="0in" style:type="right"/>
          <style:tab-stop style:position="6.8752in" style:type="right"/>
        </style:tab-stops>
      </style:paragraph-properties>
      <style:text-properties style:font-name="DejaVu Serif" fo:font-size="12pt" fo:font-style="italic" style:font-size-asian="12pt" style:font-style-asian="italic" style:font-size-complex="12pt" style:font-style-complex="italic"/>
    </style:style>
    <style:style style:name="P7" style:family="paragraph" style:parent-style-name="Preformatted_20_Text">
      <style:paragraph-properties>
        <style:tab-stops>
          <style:tab-stop style:position="0in" style:type="right"/>
          <style:tab-stop style:position="6.8752in" style:type="right"/>
        </style:tab-stops>
      </style:paragraph-properties>
      <style:text-properties style:font-name="DejaVu Serif" fo:font-size="12pt" fo:font-style="italic" officeooo:paragraph-rsid="000246e1" style:font-size-asian="12pt" style:font-style-asian="italic" style:font-size-complex="12pt" style:font-style-complex="italic"/>
    </style:style>
    <style:style style:name="P8" style:family="paragraph" style:parent-style-name="Preformatted_20_Text">
      <style:paragraph-properties>
        <style:tab-stops>
          <style:tab-stop style:position="3in" style:type="right"/>
          <style:tab-stop style:position="6.8752in" style:type="right"/>
        </style:tab-stops>
      </style:paragraph-properties>
      <style:text-properties style:font-name="DejaVu Serif" fo:font-size="11pt" style:font-size-asian="11pt" style:font-size-complex="11pt"/>
    </style:style>
    <style:style style:name="P9" style:family="paragraph" style:parent-style-name="Preformatted_20_Text">
      <style:paragraph-properties>
        <style:tab-stops>
          <style:tab-stop style:position="3in"/>
          <style:tab-stop style:position="6.8752in" style:type="right"/>
        </style:tab-stops>
      </style:paragraph-properties>
      <style:text-properties style:font-name="DejaVu Serif" fo:font-size="16pt" fo:font-weight="bold" style:font-size-asian="16pt" style:font-weight-asian="bold" style:font-size-complex="16pt" style:font-weight-complex="bold"/>
    </style:style>
    <style:style style:name="P10" style:family="paragraph" style:parent-style-name="Preformatted_20_Text">
      <style:paragraph-properties>
        <style:tab-stops>
          <style:tab-stop style:position="0in" style:type="right"/>
          <style:tab-stop style:position="6.8752in" style:type="right"/>
        </style:tab-stops>
      </style:paragraph-properties>
      <style:text-properties style:font-name="DejaVu Serif" fo:font-size="16pt" fo:font-weight="bold" style:font-size-asian="16pt" style:font-weight-asian="bold" style:font-size-complex="16pt" style:font-weight-complex="bold"/>
    </style:style>
    <style:style style:name="P11" style:family="paragraph" style:parent-style-name="Preformatted_20_Text">
      <style:paragraph-properties fo:line-height="100%">
        <style:tab-stops>
          <style:tab-stop style:position="3in" style:type="right"/>
          <style:tab-stop style:position="6.8752in" style:type="right"/>
        </style:tab-stops>
      </style:paragraph-properties>
      <style:text-properties style:font-name="DejaVu Serif" fo:font-size="16pt" style:font-size-asian="14pt" style:font-size-complex="16pt"/>
    </style:style>
    <style:style style:name="P12" style:family="paragraph" style:parent-style-name="Preformatted_20_Text">
      <style:paragraph-properties>
        <style:tab-stops>
          <style:tab-stop style:position="3in" style:type="right"/>
          <style:tab-stop style:position="6.8752in" style:type="right"/>
        </style:tab-stops>
      </style:paragraph-properties>
      <style:text-properties style:font-name="DejaVu Serif" fo:font-size="28pt" fo:font-weight="bold" style:font-size-asian="28pt" style:font-weight-asian="bold" style:font-size-complex="28pt" style:font-weight-complex="bold"/>
    </style:style>
    <style:style style:name="P13" style:family="paragraph" style:parent-style-name="Preformatted_20_Text">
      <style:paragraph-properties>
        <style:tab-stops>
          <style:tab-stop style:position="3in" style:type="right"/>
          <style:tab-stop style:position="6.8752in" style:type="right"/>
        </style:tab-stops>
      </style:paragraph-properties>
    </style:style>
    <style:style style:name="P14" style:family="paragraph" style:parent-style-name="Preformatted_20_Text">
      <style:paragraph-properties>
        <style:tab-stops>
          <style:tab-stop style:position="3in" style:type="right"/>
          <style:tab-stop style:position="6.8752in" style:type="right"/>
        </style:tab-stops>
      </style:paragraph-properties>
      <style:text-properties style:font-name="DejaVu Serif" fo:font-size="16pt" fo:font-weight="bold" style:font-size-asian="16pt" style:font-weight-asian="bold" style:font-size-complex="16pt" style:font-weight-complex="bold"/>
    </style:style>
    <style:style style:name="P15" style:family="paragraph" style:parent-style-name="Preformatted_20_Text">
      <style:paragraph-properties>
        <style:tab-stops>
          <style:tab-stop style:position="3in"/>
          <style:tab-stop style:position="6.8752in" style:type="right"/>
        </style:tab-stops>
      </style:paragraph-properties>
      <style:text-properties style:font-name="DejaVu Serif" fo:font-size="16pt" fo:font-weight="bold" style:font-size-asian="16pt" style:font-weight-asian="bold" style:font-size-complex="16pt" style:font-weight-complex="bold"/>
    </style:style>
    <style:style style:name="P16"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officeooo:rsid="000246e1"/>
    </style:style>
    <style:style style:name="T3" style:family="text">
      <style:text-properties style:font-name="DejaVu Serif" fo:font-size="12pt" fo:font-weight="bold" style:font-size-asian="12pt" style:font-weight-asian="bold" style:font-size-complex="12pt" style:font-weight-complex="bold"/>
    </style:style>
    <style:style style:name="T4" style:family="text">
      <style:text-properties style:font-name="DejaVu Serif" fo:font-size="12pt" style:font-size-asian="12pt" style:font-size-complex="12pt"/>
    </style:style>
    <style:style style:name="T5" style:family="text">
      <style:text-properties style:font-name="DejaVu Serif" fo:font-size="12pt" officeooo:rsid="000a4536" style:font-size-asian="12pt" style:font-size-complex="12pt"/>
    </style:style>
    <style:style style:name="T6" style:family="text">
      <style:text-properties style:font-name="DejaVu Serif" fo:font-size="12pt" officeooo:rsid="000be681" style:font-size-asian="12pt" style:font-size-complex="12pt"/>
    </style:style>
    <style:style style:name="T7" style:family="text">
      <style:text-properties style:font-name="DejaVu Serif" fo:font-size="12pt" officeooo:rsid="000a4536" style:font-name-asian="Liberation Mono" style:font-size-asian="12pt" style:font-name-complex="Liberation Mono" style:font-size-complex="12pt"/>
    </style:style>
    <style:style style:name="T8" style:family="text">
      <style:text-properties style:font-name="DejaVu Serif" fo:font-size="12pt" officeooo:rsid="000be681" style:font-name-asian="Liberation Mono" style:font-size-asian="12pt" style:font-name-complex="Liberation Mono" style:font-size-complex="12pt"/>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teven Roberts</text:p>
      <text:p text:style-name="P8">3060 Millgrove St</text:p>
      <text:p text:style-name="P8">Victoria BC <text:s/>V9A 1X5</text:p>
      <text:p text:style-name="P8">250-580-3067 | <text:a xlink:type="simple" xlink:href="mailto:sroberts@fenderq.com?subject=Opportunities%20Working%20Together" office:name="Steven Roberts" text:style-name="Internet_20_link" text:visited-style-name="Visited_20_Internet_20_Link">sroberts@fenderq.com</text:a> | <text:a xlink:type="simple" xlink:href="https://www.fenderq.com/" text:style-name="Internet_20_link" text:visited-style-name="Visited_20_Internet_20_Link">https://www.fenderq.com/</text:a></text:p>
      <text:p text:style-name="P11"><draw:line text:anchor-type="paragraph" draw:z-index="0" draw:name="Shape1" draw:style-name="gr1" draw:text-style-name="P16" svg:x1="-0.0004in" svg:y1="0.1299in" svg:x2="6.9201in" svg:y2="0.1299in"><text:p/></draw:line></text:p>
      <text:p text:style-name="P14">Skills &amp; Strengths</text:p>
      <text:p text:style-name="P2"/>
      <text:p text:style-name="P2"><text:span text:style-name="T1">Emotional Intelligence:</text:span> Looking after my Mother who had terminal illness I became self aware of my own burnout and learned how to manage it in a healthy way. Letting go instead of trying to control. Asking for help. Sometimes it is simply taking a pause asking, what am I feeling and why, having patience with myself and others.</text:p>
      <text:p text:style-name="P2"/>
      <text:p text:style-name="P2"><text:span text:style-name="T1">Facilitation:</text:span> Being calm and non-reactive during tense times, grounding others. Maintaining flow and balance in a group. Timing and language choices based on the learned values from others.</text:p>
      <text:p text:style-name="P2"/>
      <text:p text:style-name="P13"><text:span text:style-name="T3">Psychosocial Rehabilitation:</text:span><text:span text:style-name="T4"> Being an empathic listener, and a witness to what someone needs to share, creating a reflection, with myself aside. Being present so a person </text:span><text:span text:style-name="T8">can</text:span><text:span text:style-name="T4"> discover their own path </text:span><text:span text:style-name="T6">without </text:span><text:span text:style-name="T8">feeling </text:span><text:span text:style-name="T4">alone.</text:span></text:p>
      <text:p text:style-name="P2"/>
      <text:p text:style-name="P2"><text:span text:style-name="T1">Self Care:</text:span> Eating healthy. Low blood pressure. Green tea. Listening to music to embrace the rainbow of emotions. Staying connected with people in the community. Knowing when to rest and take time for myself. Being able to make happy little clouds, and grow like a tree with strong roots.</text:p>
      <text:p text:style-name="P2"/>
      <text:p text:style-name="P13"><text:span text:style-name="T3">Spirituality:</text:span><text:span text:style-name="T4"> </text:span><text:span text:style-name="T5">Everything </text:span><text:span text:style-name="T7">exists</text:span><text:span text:style-name="T5"> the way it should. All I have to do is exist.</text:span></text:p>
      <text:p text:style-name="P2"/>
      <text:p text:style-name="P10">Education &amp; Training</text:p>
      <text:p text:style-name="P3"/>
      <text:p text:style-name="P3">Occupational First Aid Level 1<text:tab/>2019</text:p>
      <text:p text:style-name="P6">Work Safe BC</text:p>
      <text:p text:style-name="P6"/>
      <text:p text:style-name="P3">Mental Health &amp; Addictions Program (Term 1)<text:tab/>2018</text:p>
      <text:p text:style-name="P6">Camosun College</text:p>
      <text:p text:style-name="P6"/>
      <text:p text:style-name="P3">Hair Design Program<text:tab/>2012</text:p>
      <text:p text:style-name="P6">Academy of Excellence Hair Design &amp; Aesthetics Ltd.</text:p>
      <text:p text:style-name="P6"/>
      <text:p text:style-name="P3">Microsoft Certified Professional<text:tab/>1998</text:p>
      <text:p text:style-name="P7">Microsoft Corporation</text:p>
      <text:p text:style-name="P7"/>
      <text:p text:style-name="P4">Digital Systems Engineering<text:tab/>1997-1998</text:p>
      <text:p text:style-name="P6">CDI College of Business and Technology</text:p>
      <text:p text:style-name="P9"><text:soft-page-break/>Community Involvement</text:p>
      <text:p text:style-name="P5"/>
      <text:p text:style-name="P5">Community Outreach<text:tab/>Downtown Victoria<text:tab/>2019-2020</text:p>
      <text:p text:style-name="P5">Secretary<text:tab/>The Salvation Army ARC<text:tab/>2018-2020</text:p>
      <text:p text:style-name="P5">Art Program (Young Adults)<text:tab/>Next Steps To Employment<text:tab/>2019</text:p>
      <text:p text:style-name="P5">Peers Helping Peers<text:tab/>Our Place Society<text:tab/>2019</text:p>
      <text:p text:style-name="P5">Chairperson<text:tab/>Stabilization, RJH<text:tab/>2019</text:p>
      <text:p text:style-name="P5">Street Outreach<text:tab/>Dandelion Society<text:tab/>2018</text:p>
      <text:p text:style-name="P5">Program Volunteer<text:tab/>Our Place Society<text:tab/>2017-2018</text:p>
      <text:p text:style-name="P5"/>
      <text:p text:style-name="P9">Work Experience</text:p>
      <text:p text:style-name="P5"/>
      <text:p text:style-name="P5">Cryptovirology Researcher<text:tab/>Research &amp; Development<text:tab/>2017-20<text:span text:style-name="T2">20</text:span></text:p>
      <text:p text:style-name="P5">Home Health Care Aide<text:tab/>Family Member<text:tab/>2016-2018</text:p>
      <text:p text:style-name="P5">Senior Software Engineer<text:tab/>KIXEYE Canada Ltd.<text:tab/>2014-2015</text:p>
      <text:p text:style-name="P5">Co-Founder<text:tab/>Deadly Pear Games<text:tab/>2013-2014</text:p>
      <text:p text:style-name="P5">Video Game Developer<text:tab/>KANO/APPS<text:tab/>2012</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style:font-name="DejaVu Serif" fo:font-family="'DejaVu Serif'" style:font-family-generic="roman" style:font-pitch="variable"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DejaVu Sans Mono" fo:font-size="7pt" officeooo:rsid="0004c9f0" officeooo:paragraph-rsid="0004c9f0" style:font-size-asian="7pt"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s/>of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0-01-30T23:23:04.163444880</dc:date>
    <meta:editing-duration>PT29M25S</meta:editing-duration>
    <meta:editing-cycles>9</meta:editing-cycles>
    <meta:generator>LibreOffice/6.3.2.2$OpenBSD_X86_64 LibreOffice_project/30$Build-2</meta:generator>
    <meta:keyword>Résumé Steven Roberts</meta:keyword>
    <dc:subject>Résumé</dc:subject>
    <dc:title>Steven Roberts Résumé</dc:title>
    <meta:document-statistic meta:table-count="0" meta:image-count="0" meta:object-count="0" meta:page-count="2" meta:paragraph-count="36" meta:word-count="329" meta:character-count="2146" meta:non-whitespace-character-count="1852"/>
  </office:meta>
</office:document-meta>
</file>